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7e37" officeooo:paragraph-rsid="00057e37"/>
    </style:style>
    <style:style style:name="T1" style:family="text">
      <style:text-properties officeooo:rsid="00091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a xlink:type="simple" xlink:href="http://wiki.eclipse.org/WTP_FAQ#How_do_I_install_WTP.3F">http://wiki.eclipse.org/WTP_FAQ#How_do_I_install_WTP.3F</text:a> <text:span text:style-name="T1">pour l'instalation d'eclipse de standard à JE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8:46:08.243603944</meta:creation-date>
    <meta:generator>LibreOffice/4.2.6.3$Linux_X86_64 LibreOffice_project/420m0$Build-3</meta:generator>
    <dc:date>2014-09-12T15:36:14.788298442</dc:date>
    <meta:editing-duration>PT2M15S</meta:editing-duration>
    <meta:editing-cycles>3</meta:editing-cycles>
    <meta:document-statistic meta:table-count="0" meta:image-count="0" meta:object-count="0" meta:page-count="1" meta:paragraph-count="1" meta:word-count="8" meta:character-count="104" meta:non-whitespace-character-count="96"/>
  </office:meta>
</office:document-meta>
</file>